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pyexcel_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z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k</text:p>
          </table:table-cell>
          <table:table-cell office:value-type="string">
            <text:p>t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b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</text:p>
          </table:table-cell>
          <table:table-cell office:value-type="string">
            <text:p>b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z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q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z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y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.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/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</text:p>
          </table:table-cell>
          <table:table-cell office:value-type="string">
            <text:p>b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z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z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.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z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b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u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z</text:p>
          </table:table-cell>
          <table:table-cell office:value-type="string">
            <text:p>u</text:p>
          </table:table-cell>
          <table:table-cell office:value-type="string">
            <text:p>l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k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z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u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y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z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u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b</text:p>
          </table:table-cell>
          <table:table-cell office:value-type="string">
            <text:p>s</text:p>
          </table:table-cell>
          <table:table-cell office:value-type="string">
            <text:p>y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b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</text:p>
          </table:table-cell>
          <table:table-cell office:value-type="string">
            <text:p>u</text:p>
          </table:table-cell>
          <table:table-cell office:value-type="string">
            <text:p>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z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h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o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.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v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u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y</text:p>
          </table:table-cell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u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z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b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</text:p>
          </table:table-cell>
          <table:table-cell office:value-type="string">
            <text:p>+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</text:p>
          </table:table-cell>
          <table:table-cell office:value-type="string">
            <text:p>p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</text:p>
          </table:table-cell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u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z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</text:p>
          </table:table-cell>
          <table:table-cell office:value-type="string">
            <text:p>u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u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g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z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u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o</text:p>
          </table:table-cell>
          <table:table-cell office:value-type="string">
            <text:p>c</text:p>
          </table:table-cell>
          <table:table-cell office:value-type="string">
            <text:p>u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.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u</text:p>
          </table:table-cell>
          <table:table-cell office:value-type="string">
            <text:p>c</text:p>
          </table:table-cell>
          <table:table-cell office:value-type="string">
            <text:p>k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z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u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z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u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4-01T01:00:53.258584</meta:creation-date>
    <dc:date>2024-04-01T01:00:53.612848</dc:date>
    <meta:generator>http://pypi.python.org/pypi/ezodf/0.1.0$Python3.12.2 (main, Feb 21 2024, 00:00:00) [GCC 13.2.1 20231205 (Red Hat 13.2.1-6)]</meta:generator>
    <meta:document-statistic/>
    <meta:editing-cycles>1</meta:editing-cycles>
  </office:meta>
</office:document-meta>
</file>